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2972"/>
    </style:style>
    <style:style style:name="T1" style:family="text">
      <style:text-properties officeooo:rsid="001a2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05:58] robertm -- /home/robertm/Desktop $ ./BTSync/snarf.pl Oct0513.puz </text:span></text:p>
      <text:p text:style-name="P1"><text:span text:style-name="T1"></text:span></text:p>
      <text:p text:style-name="P1"><text:span text:style-name="T1"></text:span></text:p>
      <text:p text:style-name="P1"><text:span text:style-name="T1">NY Times, Saturday, October 5, 2013 </text:span></text:p>
      <text:p text:style-name="P1"><text:span text:style-name="T1">Byron Walden / Will Shortz</text:span></text:p>
      <text:p text:style-name="P1"><text:span text:style-name="T1">� 2013, The New York Times</text:span></text:p>
      <text:p text:style-name="P1"><text:span text:style-name="T1"></text:span></text:p>
      <text:p text:style-name="P1"><text:span text:style-name="T1">There is no note on this puzzle</text:span></text:p>
      <text:p text:style-name="P1"><text:span text:style-name="T1">==========================</text:span></text:p>
      <text:p text:style-name="P1"><text:span text:style-name="T1">ABOUT to look for some CIRCLES......</text:span></text:p>
      <text:p text:style-name="P1"><text:span text:style-name="T1">==========================</text:span></text:p>
      <text:p text:style-name="P1"><text:span text:style-name="T1">ABOUT to look for some REBUS info.....</text:span></text:p>
      <text:p text:style-name="P1"><text:span text:style-name="T1">==========================</text:span></text:p>
      <text:p text:style-name="P1"><text:span text:style-name="T1">ABOUT to look for some REBUS TABLE info.....</text:span></text:p>
      <text:p text:style-name="P1"><text:span text:style-name="T1">2288 &lt;&lt;&lt;&lt;&lt;&lt;&lt;&lt;&lt;&lt;&lt;&lt;&lt;&lt;&lt;&lt;&lt;&lt;&lt;&lt;&lt;&lt;&lt; </text:span></text:p>
      <text:p text:style-name="P1"><text:span text:style-name="T1">1905 &lt;&lt;&lt;&lt;&lt;&lt;&lt;&lt;&lt;&lt;&lt;&lt;&lt;&lt;&lt;&lt;&lt;&lt;&lt;&lt;&lt;&lt;&lt; </text:span></text:p>
      <text:p text:style-name="P1"><text:span text:style-name="T1">1638 &lt;&lt;&lt;&lt;&lt;&lt;&lt;&lt;&lt;&lt;&lt;&lt;&lt;&lt;&lt;&lt;&lt;&lt;&lt;&lt;&lt;&lt;&lt; </text:span></text:p>
      <text:p text:style-name="P1"><text:span text:style-name="T1">1417 &lt;&lt;&lt;&lt;&lt;&lt;&lt;&lt;&lt;&lt;&lt;&lt;&lt;&lt;&lt;&lt;&lt;&lt;&lt;&lt;&lt;&lt;&lt; </text:span></text:p>
      <text:p text:style-name="P1"><text:span text:style-name="T1">setting up the grid for printing</text:span></text:p>
      <text:p text:style-name="P1"><text:span text:style-name="T1"></text:span></text:p>
      <text:p text:style-name="P1"><text:span text:style-name="T1"><text:s/>0 wallclock secs ( 0.22 usr <text:s/>0.02 sys + <text:s/>0.00 cusr <text:s/>0.00 csys = <text:s/>0.24 CPU)</text:span></text:p>
      <text:p text:style-name="P1"><text:span text:style-name="T1"></text:span></text:p>
      <text:p text:style-name="P1"><text:span text:style-name="T1">[05:59] robertm -- /home/robertm/Desktop $ 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3-10-05T06:02:13</meta:creation-date>
    <meta:printed-by>robertm </meta:printed-by>
    <meta:print-date>2013-10-05T06:02:34</meta:print-date>
    <dc:date>2013-10-05T06:02:52</dc:date>
    <dc:creator>robertm </dc:creator>
    <meta:editing-duration>P0D</meta:editing-duration>
    <meta:editing-cycles>1</meta:editing-cycles>
    <meta:document-statistic meta:table-count="0" meta:image-count="0" meta:object-count="0" meta:page-count="1" meta:paragraph-count="23" meta:word-count="90" meta:character-count="677" meta:non-whitespace-character-count="570"/>
    <meta:generator>LibreOffice/4.0.2.2$Linux_X86_64 LibreOffice_project/400m0$Build-2</meta:generator>
  </office:meta>
</office:document-meta>
</file>